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Tyndal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 few words of caution to youths,/</text:p>
      <text:p text:style-name="P2">predicated on professor Tyndall's address,/</text:p>
      <text:p text:style-name="P2">wherein he advances materialistic views./</text:p>
      <text:p text:style-name="P2"/>
      <text:p text:style-name="P3">[Page 1]</text:p>
      <text:p text:style-name="P3">Brethren! <text:s/>Were I even able from a long training on the/ study of science, to speak of it with precision, I would consider/ it inappropriate to <text:span text:style-name="T2">to</text:span><text:span text:style-name="T3"> make Astronomy, or Geology, or Eth-/-nology, or any of those results of the profound searchings of/ the human mind, the subject of lectures at the Synagogue./ <text:s/>It must naturally be supposed that among a large body of/ men formed promiscuously into a Congregation, few are prepared/ to listen with interest and profit to topics of that character./ <text:s/>And as pulpit instruction ought to reach the bulk, if not the/ whole of the audience, it would be unfair to dwell on that/ which is intelligible only to the smallest minority. <text:s/>Now:/ such a course deserving censure, when followed by </text:span><text:span text:style-name="T2">an individual</text:span><text:span text:style-name="T3"> preacher/ conversant with sciences, would be exceedingly presumptuous/ in one, like myself, who knows them scarcely by name./ <text:s/>I am certain, I could not afford instruction, while I might,/ by the attempt, occasion annoyance. <text:s/>And still a feeling I/ cannot repress, urges me to allude to literary works relating to/ science. <text:s/>Not to discuss the latter, but to offer a word of/ friendly caution. <text:s/>I have observed that some of my brothers/ and sisters in faith, who possibly have not gone any deeper/</text:span></text:p>
      <text:p text:style-name="P3"><text:span text:style-name="T3"/></text:p>
      <text:p text:style-name="P3"><text:span text:style-name="T3">[Page 2]</text:span></text:p>
      <text:p text:style-name="P3"><text:soft-page-break/><text:span text:style-name="T3">than I have into a recondite knowledge, not yet/ mastered by the most capacious minds, quote it to controvert/ the declarations of the Bible. <text:s/>Now it is Darwin, whose/ learned speculations have led him to discover our descent from/ apes and gorillas, that makes them bold; anon it is Huxley/ who sees on the nerves the seat of human reason. <text:s/>The/ latest authority is professor Tyndall in his address at/ Belfast. <text:s/>That renowned scientist seems to exercise at pre-/-sent a commanding influence. <text:s/>In his essay he sums up/ what philosophers and sages have written on the origin of/ heaven and earth and all which is therein, arranges every/ thing in a manner, revealing a skill truly extraordinary,/ and arrives at the startling, and to me most painful con-/-clusion that the universe is not indebted for its creation/ to a Supreme Intelligence, that formed it with unerring/ forethought. <text:s/></text:span><text:span text:style-name="T2">It</text:span><text:span text:style-name="T3"> I say it is most painful, because the singular/ abilities of the man who proclaims that destructive theory, gives/ it immense weight with our susceptible youths. <text:s/>The same/ mater</text:span><text:span text:style-name="T2">l</text:span><text:span text:style-name="T3">ialistic idea has been advanced innumerable times/ before. <text:s/>It is embodied in countless volumes of ancient and/ modern date. <text:s/>But when conveyed in the shape and in-/viting style chosen by professor Tyndall; when backed/</text:span></text:p>
      <text:p text:style-name="P3"><text:span text:style-name="T3"/></text:p>
      <text:p text:style-name="P3"><text:span text:style-name="T3">[Page 3]</text:span></text:p>
      <text:p text:style-name="P3"><text:span text:style-name="T3">by so vast an array of erudition, it has a fascination un-/-equalled perhaps by other writings. <text:s/>I have cause to fear/ it. <text:s/>Not as a permanent injury to revealed religion, for it has stood/ stronger shocks, but as a disturbing element, poisoning the/ hearts of some of my young brethren. <text:s/>To those who have read/ or intend reading that address, I will therefore say. <text:s/>Friends!/ <text:s/>The following questions present themselves to the unbiased mind/ in perusing that production./</text:span></text:p>
      <text:p text:style-name="P3"><text:span text:style-name="T3">Is it more reasonable to believe that atoms striking against/ each other for untold ages, came at last to a convenient ar-/-rangement, which produced the earth we dwell upon, than/ to believe that the will of a wise Artificer, constructed this/ beautiful world with such exactness, which might fit it/ for the habitation of man? <text:s/>Is it more reasonable to/ believe that the glittering stars hanging in the sky, shot/ out of their own accord from some thin vapor or cloud, than/ to believe that an all-powerful Designer fashioned them/ and </text:span><text:span text:style-name="T2">sent them</text:span><text:span text:style-name="T3"> kindled with an unquenchable </text:span><text:span text:style-name="T2">fir</text:span><text:span text:style-name="T3"> light-/sent them rolling through infinite space? <text:s/>Is it more reasonable/ to believe that our senses and our faculties are the effect/</text:span></text:p>
      <text:p text:style-name="P3"><text:span text:style-name="T3"/></text:p>
      <text:p text:style-name="P3"><text:span text:style-name="T3">[Page 4]</text:span></text:p>
      <text:p text:style-name="P3"><text:span text:style-name="T3">of chemical combinations, that to believe that </text:span><text:span text:style-name="T2">we</text:span><text:span text:style-name="T3">/ a beneficent Maker gave us eyes purposely that we might/ see and enjoy our surroundings, and intellect that we might/ independently act? <text:s/>Is it more reasonable to believe that/ we can purchase peace by a voluntary death, or in other/ words shuffle off troubles by suicide, than to believe that the/ mind will survive the body of which it is the impelling/ force? <text:s/>These questions, my friends! which I </text:span><text:span text:style-name="T2">wil</text:span><text:span text:style-name="T3"> have with/ reluctance touched upon; these questions which Mr Tyndall's/ address present to the thoughtful have been definitely/ solved. <text:s/>Their solution will be found in the very page,/ which stands as a frontspiece to the revealed book./ <text:s/>Not scientifically given, for that was not the aim of the/ scriptures, but in a clear, concise, and comprehensive manner./ <text:s/>It tells us that the idea of an eternity of matter is false;/ that a personal God brought by His absolute will every/ thing above, around, and beneath us into existence [Hebrew]/ [Hebrew]. <text:s/>It tells us that man is the most perfect/ of beings not because he is the last link in the chain of/ a gradual development among irrational animals, but be-/-cause the Creator Himself moulded his wonderful frame, and/ because God breathed within him a living soul [Hebrew]/ [Hebrew]/</text:span></text:p>
      <text:p text:style-name="P3"><text:span text:style-name="T3"/></text:p>
      <text:p text:style-name="P3"><text:span text:style-name="T3">[Page 5]</text:span></text:p>
      <text:p text:style-name="P3"><text:span text:style-name="T3">This truth enunciated in the opening chapter of the Hebrew/ Bible; this truth which lies at the foundations of Mosaism, to/ use a phrase now a days in vogue, is borne out by all Jewish/ writings, and nowhere more plainly than in the Haftarah desi-/-gnated for Sabbath Bereshoth. <text:s/>"Thus sayeth God, the Eternal/ Lord, He that created the heavens and stretched them out; He that/ spread forth the earth and the things that come form it; He/ that giveth breath unto the people upon it, and a spirit/ unto those tht </text:span><text:soft-page-break/><text:span text:style-name="T3">walk therein. <text:s/>I am the Eternal Lord, that/ is my name, nor will I give my glory to another". <text:s/>Hear it, my Brethren! <text:s/>To another,/ </text:span><text:span text:style-name="T2">my Brethren!</text:span><text:span text:style-name="T3"> whether it be an idol as heathens shape it, or one in/ a form of molecules and atoms. <text:s/>This vital truth must be/ considered inviolable. <text:s/>Science will then be welcome to all her/ investigations. <text:s/>For, boundless is the field through which she can/ range. <text:s/>She will be hailed by the intelligent theologian, as/ the brightest illustration of that freedom of will, which Holy/ Writ proclaims; as the noblest exercise of man's distinguishing/ powers; but when failing to </text:span><text:span text:style-name="T2">explain</text:span><text:span text:style-name="T3"> fathom what will ever remain </text:span><text:span text:style-name="T2">inexpli-</text:span><text:span text:style-name="T3"> unfathomable/ </text:span><text:span text:style-name="T2">-cable</text:span><text:span text:style-name="T3">--the essence of God--she attempts to substitute self--ma-/-king and self-developping[sic!] matter for an all-wise Creator and/ Architect. <text:s/>When she dares assail the citadel of religion, and/ storm its ramparts, that is, God and immortality, then she is/</text:span></text:p>
      <text:p text:style-name="P3"><text:span text:style-name="T3"/></text:p>
      <text:p text:style-name="P3"><text:span text:style-name="T3">[Page 6]</text:span></text:p>
      <text:p text:style-name="P3"><text:span text:style-name="T3">an insidious enemy, whom mankind must hate./</text:span></text:p>
      <text:p text:style-name="P3"><text:span text:style-name="T3">I am disqualified to refute by a line of scientific arguments what/ Mr Tyndall set forth in his address. <text:s/>But common sense, of which/ I am not deprived, because of my unacquaintance with science, assures/ me that the professor has overshot his mark. <text:s/>He determined to/ enter a province, which is not </text:span><text:span text:style-name="T2">more and</text:span><text:span text:style-name="T3"> less inaccessible to him, than to the most/ illiterate, and in doing so, he injured the cause of science with the/ believer, and sowed the seeds of disbelief in the hearts of science-/loving youths. <text:s/>This painful reflection led me to allude/ to a subject otherwise foreign to the Jewish pulpit. <text:s/>It is/ not enough that in his closing remarks the lecturer admitted the/ possibility, nay, the certainty that the views advanced will/ undergo changes. <text:s/>It is not enough that he conceded that our/ inborn sentiments of religiousness, as well as the claims of our/ understanding must be satisfied; that man is a superior being/ not only because he thinks profoundly, but because he feels/ deeply, and acts humanely. <text:s/>No: it is not enough, for,/ the mind of the reader, unless sustained by the declarations of/ Holy Writ, has been already impregnated with heresies, rendered/ more dangerous by the attractive form in which they are brought forward./</text:span></text:p>
      <text:p text:style-name="P3"><text:span text:style-name="T3"/></text:p>
      <text:p text:style-name="P3"><text:span text:style-name="T3">[Page 7]</text:span></text:p>
      <text:p text:style-name="P3"><text:span text:style-name="T3">But there is a sentence in that address, which the author quotes/ for a different purpose than I will apply it, but which is at all/ events, edifying. <text:s/>He writes: "A great man said to me once:/ "Did I not believe that a Supreme Intelligence is at the heart of/ things, my life on earth would be intolerable" <text:s/>Yes; beloved/ youths! <text:s/>Life with its numerous trials would often be unendurable,/ were it not for the faith we must have in that all-prescient/ Wisdom, that regulates events to a beneficial end. <text:s/>This is/ not blind faith, but the result of a study of the workings of/ nature, as well as of the words of revelation. <text:s/>For, there cannot be a/ contradiction between what god traced in the volumes of creation, and /what He wrote in the grand old book. <text:s/>When Holy Writ said:/ God saw all which He had made, and behold, it was very good," it/ meant to teach that perfect harmony exists in whatever proceeds/ from the Almighty, that the laws He has enacted, carry out the precise/ object He had designed, and that by His constant direction of the same/ laws, no enduring evil can befall the individual or the social family./ <text:s/>The science whose researches illustrate this principle; that which/ leads our thoughts upward with awe and gratitude to the Unseen/ and Eternal Lord, is the associate of religion. <text:s/>But the science which/ drags us downward; that which does not open our ears to the/ majestic voice of the Lord speaking through nature and revelation,/</text:span></text:p>
      <text:p text:style-name="P3"><text:span text:style-name="T3"/></text:p>
      <text:p text:style-name="P3"><text:span text:style-name="T3">[Page 8]</text:span></text:p>
      <text:p text:style-name="P3"><text:span text:style-name="T3">but would make us hear only the striking of atoms, and the/ shocks of chance, is blasphemy. <text:s/>It is even worse. <text:s/>It is a hot/ blast drying up the source of virtue in the human heart./ <text:s/>Let not its breath wither your noble instincts, O youths of my/ people! <text:s/>In the figurative language of the ancient moralist, I, who/ sincerely desire your happiness, say now "Go not astray in her path,/ for she hath cast down many wounded, many strong men have been/ slain by her. <text:s/>The ways to the nether world in her home, </text:span><text:soft-page-break/><text:span text:style-name="T3">leading/ down to the chambers of death" <text:s/>Better would it be for the peace/ of your mind, for the advantage of Judaism, and for that of the/ human race at large, that you remain in ignorance of abstruse studies,/ than you be godless. <text:s/>Better that you be crowned with deeds of/ piety, flowing from a love of the Creator, and a sense of your account-/-ability to Him, than you be laurelled[sic!] a prodigy of learning. <text:s/>Yet, you/ can wear the adornments lent both by religion and science, if you/ will be guided through life by this truth, which Moses taught, and/ civilized communities have accepted, namely, God is the Maker,/ God is the upholder, God is the Ruler and Judge of the universe./ <text:s/>Oh! may He who has gifted His creatures with the capacity to soar/ high and dive deep in their investigations, be your escort./</text:span></text:p>
      <text:p text:style-name="P3"><text:span text:style-name="T3"/></text:p>
      <text:p text:style-name="P3"><text:span text:style-name="T3">[Page 9]</text:span></text:p>
      <text:p text:style-name="P3"><text:span text:style-name="T3"><text:tab/>You will neither be seized with a vertigo, which misrepresents/ </text:span><text:span text:style-name="T2">ofje</text:span><text:span text:style-name="T3"> objects, nor be entangled into a maze of fatal errors./ <text:s/>And for our young brother, who has been added to the number/ of observant Israelites, I implore a blessing. <text:s/>May he become/ strong in faith, vigorous in intellect, prosperous in worldly/ undertakings, and noted for deeds of goodness and philanthropy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3:33:52.72</meta:creation-date>
    <meta:document-statistic meta:table-count="0" meta:image-count="0" meta:object-count="0" meta:page-count="5" meta:paragraph-count="84" meta:word-count="2046" meta:character-count="12355"/>
    <dc:date>2013-02-13T14:24:31.11</dc:date>
    <meta:editing-duration>PT10M55S</meta:editing-duration>
    <meta:editing-cycles>1</meta:editing-cycles>
    <meta:generator>OpenOffice.org/3.4.1$Win32 OpenOffice.org_project/341m1$Build-9593</meta:generator>
  </office:meta>
</office:document-meta>
</file>